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62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29.86mm"/>
    </style:style>
    <style:style style:name="co10" style:family="table-column">
      <style:table-column-properties fo:break-before="auto" style:column-width="26.32mm"/>
    </style:style>
    <style:style style:name="co11" style:family="table-column">
      <style:table-column-properties fo:break-before="auto" style:column-width="16.47mm"/>
    </style:style>
    <style:style style:name="co12" style:family="table-column">
      <style:table-column-properties fo:break-before="auto" style:column-width="38.49mm"/>
    </style:style>
    <style:style style:name="co13" style:family="table-column">
      <style:table-column-properties fo:break-before="auto" style:column-width="40.46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34.18mm"/>
    </style:style>
    <style:style style:name="co16" style:family="table-column">
      <style:table-column-properties fo:break-before="auto" style:column-width="58.91mm"/>
    </style:style>
    <style:style style:name="co17" style:family="table-column">
      <style:table-column-properties fo:break-before="auto" style:column-width="40.85mm"/>
    </style:style>
    <style:style style:name="co18" style:family="table-column">
      <style:table-column-properties fo:break-before="auto" style:column-width="64.4mm"/>
    </style:style>
    <style:style style:name="co19" style:family="table-column">
      <style:table-column-properties fo:break-before="auto" style:column-width="43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6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style:font-name-asian="Droid Sans Fallback" style:font-name-complex="Calibri"/>
    </style:style>
    <style:style style:name="ce25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Calibração Beta</text:p>
          </table:table-cell>
          <table:covered-table-cell table:number-columns-repeated="6" table:style-name="ce10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Calibração Canal- Tensão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8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office:value-type="float" office:value="0.2" calcext:value-type="float" table:number-columns-spanned="1" table:number-rows-spanned="2">
            <text:p>0.2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Média</text:p>
          </table:table-cell>
          <table:table-cell table:formula="of:=([.E8]*[.E9]+[.F8]*[.F9]+[.G8]*[.G9]+[.H8]*[.H9]+[.I8]*[.I9]+[.J8]*[.J9])/[.L9]" office:value-type="float" office:value="42.5380815150268" calcext:value-type="float">
            <text:p>42.538081515</text:p>
          </table:table-cell>
          <table:table-cell table:formula="of:=SQRT(SUM([.D21:.I21]))/[.L9]" office:value-type="float" office:value="0.0134019989383283" calcext:value-type="float">
            <text:p>0.0134019989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06" calcext:value-type="float">
            <text:p>106</text:p>
          </table:table-cell>
          <table:table-cell office:value-type="float" office:value="1028" calcext:value-type="float">
            <text:p>1028</text:p>
          </table:table-cell>
          <table:table-cell office:value-type="float" office:value="1180" calcext:value-type="float">
            <text:p>118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Total</text:p>
          </table:table-cell>
          <table:table-cell table:formula="of:=SUM([.E9:.J9])" office:value-type="float" office:value="2429" calcext:value-type="float">
            <text:p>242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4" calcext:value-type="float" table:number-columns-spanned="1" table:number-rows-spanned="2">
            <text:p>0.4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0]*[.E11]+[.F10]*[.F11]+[.G10]*[.G11]+[.H10]*[.H11]+[.I10]*[.I11]+[.J10]*[.J11])/[.L11]" office:value-type="float" office:value="86.8813349814586" calcext:value-type="float">
            <text:p>86.8813349815</text:p>
          </table:table-cell>
          <table:table-cell table:formula="of:=SQRT(SUM([.D22:.H22]))/[.L11]" office:value-type="float" office:value="0.0128314812475478" calcext:value-type="float">
            <text:p>0.012831481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office:value-type="float" office:value="1477" calcext:value-type="float">
            <text:p>1477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1:.J11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6" calcext:value-type="float" table:number-columns-spanned="1" table:number-rows-spanned="2">
            <text:p>0.6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2]*[.E13]+[.F12]*[.F13]+[.G12]*[.G13]+[.H12]*[.H13]+[.I12]*[.I13]+[.J12]*[.J13])/[.L13]" office:value-type="float" office:value="132.789451998352" calcext:value-type="float">
            <text:p>132.7894519984</text:p>
          </table:table-cell>
          <table:table-cell table:formula="of:=SQRT(SUM([.D23:.H23]))/[.L13]" office:value-type="float" office:value="0.0132069371718632" calcext:value-type="float">
            <text:p>0.013206937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office:value-type="float" office:value="1424" calcext:value-type="float">
            <text:p>1424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3:.J13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8" calcext:value-type="float" table:number-columns-spanned="1" table:number-rows-spanned="2">
            <text:p>0.8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4]*[.E15]+[.F14]*[.F15]+[.G14]*[.G15]+[.H14]*[.H15]+[.I14]*[.I15]+[.J14]*[.J15])/[.L15]" office:value-type="float" office:value="176.229406919275" calcext:value-type="float">
            <text:p>176.2294069193</text:p>
          </table:table-cell>
          <table:table-cell table:formula="of:=SQRT(SUM([.D24:.H24]))/[.L15]" office:value-type="float" office:value="0.0128354235257209" calcext:value-type="float">
            <text:p>0.0128354235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1434" calcext:value-type="float">
            <text:p>1434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5:.J15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6]*[.E17]+[.F16]*[.F17]+[.G16]*[.G17]+[.H16]*[.H17]+[.I16]*[.I17]+[.J16]*[.J17])/[.L17]" office:value-type="float" office:value="221.261120263591" calcext:value-type="float">
            <text:p>221.2611202636</text:p>
          </table:table-cell>
          <table:table-cell table:formula="of:=SQRT(SUM([.D25:.H25]))/[.L17]" office:value-type="float" office:value="0.0131179686280417" calcext:value-type="float">
            <text:p>0.0131179686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368" calcext:value-type="float">
            <text:p>1368</text:p>
          </table:table-cell>
          <table:table-cell office:value-type="float" office:value="791" calcext:value-type="float">
            <text:p>7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7:.J17])" office:value-type="float" office:value="2428" calcext:value-type="float">
            <text:p>2428</text:p>
          </table:table-cell>
          <table:table-cell table:number-columns-repeated="11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2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6"/>
          <table:table-cell table:style-name="ce5"/>
          <table:table-cell table:number-columns-repeated="12"/>
          <table:table-cell table:style-name="ce1" table:number-columns-repeated="8"/>
          <table:table-cell table:number-columns-repeated="993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Valores intermedios para o erro</text:p>
          </table:table-cell>
          <table:covered-table-cell/>
          <table:covered-table-cell table:style-name="ce6"/>
          <table:covered-table-cell table:number-columns-repeated="3"/>
          <table:table-cell table:number-columns-repeated="16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8]-[.L$8])^2*[.E9]" office:value-type="float" office:value="250.763643167904" calcext:value-type="float">
            <text:p>250.7636431679</text:p>
          </table:table-cell>
          <table:table-cell table:formula="of:=([.F8]-[.L$8])^2*[.F9]" office:value-type="float" office:value="297.638604884272" calcext:value-type="float">
            <text:p>297.6386048843</text:p>
          </table:table-cell>
          <table:table-cell table:formula="of:=([.G8]-[.L$8])^2*[.G9]" office:value-type="float" office:value="251.775050376768" calcext:value-type="float">
            <text:p>251.7750503768</text:p>
          </table:table-cell>
          <table:table-cell table:formula="of:=([.H8]-[.L$8])^2*[.H9]" office:value-type="float" office:value="241.504239207829" calcext:value-type="float">
            <text:p>241.5042392078</text:p>
          </table:table-cell>
          <table:table-cell table:formula="of:=([.I8]-[.L$8])^2*[.I9]" office:value-type="float" office:value="6.06104262665293" calcext:value-type="float">
            <text:p>6.0610426267</text:p>
          </table:table-cell>
          <table:table-cell table:formula="of:=([.J8]-[.L$8])^2*[.J9]" office:value-type="float" office:value="11.9848795965994" calcext:value-type="float">
            <text:p>11.9848795966</text:p>
          </table:table-cell>
          <table:table-cell table:number-columns-repeated="14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0]-[.L$10])^2*[.E11]" office:value-type="float" office:value="42.4730557495177" calcext:value-type="float">
            <text:p>42.4730557495</text:p>
          </table:table-cell>
          <table:table-cell table:formula="of:=([.F10]-[.L$10])^2*[.F11]" office:value-type="float" office:value="469.157815123742" calcext:value-type="float">
            <text:p>469.1578151237</text:p>
          </table:table-cell>
          <table:table-cell table:formula="of:=([.G10]-[.L$10])^2*[.G11]" office:value-type="float" office:value="20.7982080457636" calcext:value-type="float">
            <text:p>20.7982080458</text:p>
          </table:table-cell>
          <table:table-cell table:formula="of:=([.H10]-[.L$10])^2*[.H11]" office:value-type="float" office:value="410.462946976305" calcext:value-type="float">
            <text:p>410.4629469763</text:p>
          </table:table-cell>
          <table:table-cell table:formula="of:=([.I10]-[.L$10])^2*[.I11]" office:value-type="float" office:value="26.9324487647464" calcext:value-type="float">
            <text:p>26.9324487647</text:p>
          </table:table-cell>
          <table:table-cell table:number-columns-repeated="1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2]-[.L$12])^2*[.E13]" office:value-type="float" office:value="128.085538176219" calcext:value-type="float">
            <text:p>128.0855381762</text:p>
          </table:table-cell>
          <table:table-cell table:formula="of:=([.F12]-[.L$12])^2*[.F13]" office:value-type="float" office:value="435.640885933525" calcext:value-type="float">
            <text:p>435.6408859335</text:p>
          </table:table-cell>
          <table:table-cell table:formula="of:=([.G12]-[.L$12])^2*[.G13]" office:value-type="float" office:value="63.1265764611849" calcext:value-type="float">
            <text:p>63.1265764612</text:p>
          </table:table-cell>
          <table:table-cell table:formula="of:=([.H12]-[.L$12])^2*[.H13]" office:value-type="float" office:value="381.010880716516" calcext:value-type="float">
            <text:p>381.0108807165</text:p>
          </table:table-cell>
          <table:table-cell table:formula="of:=([.I12]-[.L$12])^2*[.I13]" office:value-type="float" office:value="19.5460898703623" calcext:value-type="float">
            <text:p>19.54608987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1" office:value-type="string" calcext:value-type="string" table:number-columns-spanned="5" table:number-rows-spanned="1">
            <text:p>Calibração – Pulser</text:p>
          </table:table-cell>
          <table:covered-table-cell table:number-columns-repeated="4"/>
          <table:table-cell/>
          <table:table-cell table:style-name="ce11" office:value-type="string" calcext:value-type="string" table:number-columns-spanned="4" table:number-rows-spanned="1">
            <text:p>Graduação – Césio -137</text:p>
          </table:table-cell>
          <table:covered-table-cell table:number-columns-repeated="3"/>
          <table:table-cell table:style-name="ce1"/>
          <table:table-cell table:style-name="ce8"/>
          <table:table-cell table:style-name="ce1" table:number-columns-repeated="6"/>
          <table:table-cell table:number-columns-repeated="993"/>
        </table:table-row>
        <table:table-row table:style-name="ro2">
          <table:table-cell table:number-columns-repeated="3"/>
          <table:table-cell table:formula="of:=([.E14]-[.L$14])^2*[.E15]" office:value-type="float" office:value="29.8215312702711" calcext:value-type="float">
            <text:p>29.8215312703</text:p>
          </table:table-cell>
          <table:table-cell table:formula="of:=([.F14]-[.L$14])^2*[.F15]" office:value-type="float" office:value="338.562867588194" calcext:value-type="float">
            <text:p>338.5628675882</text:p>
          </table:table-cell>
          <table:table-cell table:formula="of:=([.G14]-[.L$14])^2*[.G15]" office:value-type="float" office:value="75.4678846326162" calcext:value-type="float">
            <text:p>75.4678846326</text:p>
          </table:table-cell>
          <table:table-cell table:formula="of:=([.H14]-[.L$14])^2*[.H15]" office:value-type="float" office:value="436.453066604863" calcext:value-type="float">
            <text:p>436.4530666049</text:p>
          </table:table-cell>
          <table:table-cell table:formula="of:=([.I14]-[.L$14])^2*[.I15]" office:value-type="float" office:value="90.9149958678123" calcext:value-type="float">
            <text:p>90.9149958678</text:p>
          </table:table-cell>
          <table:table-cell table:number-columns-repeated="5"/>
          <table:table-cell table:style-name="ce20" office:value-type="string" calcext:value-type="string">
            <text:p>Tensão (V)</text:p>
          </table:table-cell>
          <table:table-cell table:style-name="ce21" office:value-type="string" calcext:value-type="string">
            <text:p>Canal</text:p>
          </table:table-cell>
          <table:table-cell table:style-name="ce21" office:value-type="string" calcext:value-type="string">
            <text:p>Contagens</text:p>
          </table:table-cell>
          <table:table-cell table:style-name="ce21" office:value-type="string" calcext:value-type="string">
            <text:p>Canal Médio</text:p>
          </table:table-cell>
          <table:table-cell table:style-name="ce21" office:value-type="string" calcext:value-type="string">
            <text:p>Contagens Totais</text:p>
          </table:table-cell>
          <table:table-cell/>
          <table:table-cell table:style-name="ce12" office:value-type="string" calcext:value-type="string">
            <text:p>Designação do Pico</text:p>
          </table:table-cell>
          <table:table-cell table:style-name="ce12" office:value-type="string" calcext:value-type="string">
            <text:p>FWHM (Canal)</text:p>
          </table:table-cell>
          <table:table-cell table:style-name="ce12" office:value-type="string" calcext:value-type="string">
            <text:p>Área do Pico (Contagens)</text:p>
          </table:table-cell>
          <table:table-cell table:style-name="ce12" office:value-type="string" calcext:value-type="string">
            <text:p>Centroide</text:p>
          </table:table-cell>
          <table:table-cell table:style-name="ce1"/>
          <table:table-cell table:style-name="ce12" table:number-columns-repeated="5"/>
          <table:table-cell table:style-name="ce2"/>
          <table:table-cell table:style-name="ce1"/>
          <table:table-cell table:number-columns-repeated="993"/>
        </table:table-row>
        <table:table-row table:style-name="ro2">
          <table:table-cell table:number-columns-repeated="3"/>
          <table:table-cell table:formula="of:=([.E16]-[.L$16])^2*[.E17]" office:value-type="float" office:value="10.2253296928476" calcext:value-type="float">
            <text:p>10.2253296928</text:p>
          </table:table-cell>
          <table:table-cell table:formula="of:=([.F16]-[.L$16])^2*[.F17]" office:value-type="float" office:value="364.207169106174" calcext:value-type="float">
            <text:p>364.2071691062</text:p>
          </table:table-cell>
          <table:table-cell table:formula="of:=([.G16]-[.L$16])^2*[.G17]" office:value-type="float" office:value="93.275427535428" calcext:value-type="float">
            <text:p>93.2754275354</text:p>
          </table:table-cell>
          <table:table-cell table:formula="of:=([.H16]-[.L$16])^2*[.H17]" office:value-type="float" office:value="431.841122516274" calcext:value-type="float">
            <text:p>431.8411225163</text:p>
          </table:table-cell>
          <table:table-cell table:formula="of:=([.I16]-[.L$16])^2*[.I17]" office:value-type="float" office:value="114.900704032308" calcext:value-type="float">
            <text:p>114.9007040323</text:p>
          </table:table-cell>
          <table:table-cell table:number-columns-repeated="5"/>
          <table:table-cell table:style-name="ce6" office:value-type="float" office:value="0.2" calcext:value-type="float" table:number-columns-spanned="1" table:number-rows-spanned="6">
            <text:p>0.2</text:p>
          </table:table-cell>
          <table:table-cell table:style-name="ce5" table:formula="of:=[.E8]" office:value-type="float" office:value="41" calcext:value-type="float">
            <text:p>4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&quot;$ &quot; &amp;MROUND([.L8];0.01) &amp; &quot; \pm &quot; &amp;MROUND([.M8];0.01)&amp; &quot; $&quot;" office:value-type="string" office:string-value="$ 42.54 \pm 0.01 $" calcext:value-type="string" table:number-columns-spanned="1" table:number-rows-spanned="6">
            <text:p>$ 42.54 \pm 0.01 $</text:p>
          </table:table-cell>
          <table:table-cell table:style-name="ce22" table:formula="of:=&quot;$ &quot; &amp;SUM([.P25:.P30]) &amp; &quot; \pm &quot; &amp;MROUND(SQRT([.P25:.P30]);1)&amp; &quot; $&quot;" office:value-type="string" office:string-value="$ 2429 \pm 10 $" calcext:value-type="string" table:number-columns-spanned="1" table:number-rows-spanned="6">
            <text:p>$ 2429 \pm 10 $</text:p>
          </table:table-cell>
          <table:table-cell/>
          <table:table-cell table:style-name="ce23" office:value-type="string" calcext:value-type="string">
            <text:p>620 keV</text:p>
          </table:table-cell>
          <table:table-cell table:style-name="ce23" table:formula="of:=[.E5]" office:value-type="float" office:value="8.69" calcext:value-type="float">
            <text:p>8.69</text:p>
          </table:table-cell>
          <table:table-cell table:style-name="ce24" table:formula="of:=&quot;$ &quot; &amp;[.F5] &amp; &quot; \pm &quot; &amp;MROUND(833;1)&amp; &quot; $&quot;" office:value-type="string" office:string-value="$ 61030 \pm 833 $" calcext:value-type="string">
            <text:p>$ 61030 \pm 833 $</text:p>
          </table:table-cell>
          <table:table-cell table:style-name="ce24" table:formula="of:=&quot;$ &quot; &amp;[.C5] &amp; &quot; \pm &quot; &amp;MROUND([.D5];0.01)&amp; &quot; $&quot;" office:value-type="string" office:string-value="$ 106.46 \pm 0.01 $" calcext:value-type="string">
            <text:p>$ 106.46 \pm 0.01 $</text:p>
          </table:table-cell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13"/>
          <table:covered-table-cell table:style-name="ce6"/>
          <table:table-cell table:style-name="ce5" table:formula="of:=[.F8]" office:value-type="float" office:value="42" calcext:value-type="float">
            <text:p>42</text:p>
          </table:table-cell>
          <table:table-cell table:style-name="ce5" office:value-type="float" office:value="1028" calcext:value-type="float">
            <text:p>1028</text:p>
          </table:table-cell>
          <table:covered-table-cell/>
          <table:covered-table-cell table:style-name="ce22"/>
          <table:table-cell/>
          <table:table-cell table:style-name="ce1" table:number-columns-repeated="5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13"/>
          <table:covered-table-cell table:style-name="ce6"/>
          <table:table-cell table:style-name="ce5" table:formula="of:=[.G8]" office:value-type="float" office:value="43" calcext:value-type="float">
            <text:p>43</text:p>
          </table:table-cell>
          <table:table-cell table:style-name="ce5" office:value-type="float" office:value="1180" calcext:value-type="float">
            <text:p>1180</text:p>
          </table:table-cell>
          <table:covered-table-cell/>
          <table:covered-table-cell table:style-name="ce22"/>
          <table:table-cell table:number-columns-repeated="5"/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3" table:number-rows-spanned="1">
            <text:p>FIT</text:p>
          </table:table-cell>
          <table:covered-table-cell table:number-columns-repeated="2" table:style-name="ce16"/>
          <table:table-cell table:number-columns-repeated="7"/>
          <table:covered-table-cell table:style-name="ce6"/>
          <table:table-cell table:style-name="ce5" table:formula="of:=[.H8]" office:value-type="float" office:value="44" calcext:value-type="float">
            <text:p>44</text:p>
          </table:table-cell>
          <table:table-cell table:style-name="ce5" office:value-type="float" office:value="113" calcext:value-type="float">
            <text:p>113</text:p>
          </table:table-cell>
          <table:covered-table-cell/>
          <table:covered-table-cell table:style-name="ce22"/>
          <table:table-cell table:number-columns-repeated="5"/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12" office:value-type="string" calcext:value-type="string">
            <text:p>Tensão (V)</text:p>
          </table:table-cell>
          <table:table-cell table:style-name="ce12" office:value-type="string" calcext:value-type="string">
            <text:p>Canal (Chn)</text:p>
          </table:table-cell>
          <table:table-cell table:style-name="ce12" office:value-type="string" calcext:value-type="string">
            <text:p>Erro Canal (Chn)</text:p>
          </table:table-cell>
          <table:table-cell table:number-columns-repeated="7"/>
          <table:covered-table-cell/>
          <table:table-cell table:style-name="ce5" table:formula="of:=[.I8]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2.5380815150268" calcext:value-type="float">
            <text:p>42.538081515</text:p>
          </table:table-cell>
          <table:table-cell table:style-name="ce1" office:value-type="float" office:value="0.0134019989383283" calcext:value-type="float">
            <text:p>0.0134019989</text:p>
          </table:table-cell>
          <table:table-cell table:number-columns-repeated="7"/>
          <table:covered-table-cell/>
          <table:table-cell table:style-name="ce5" table:formula="of:=[.J8]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86.8813349814586" calcext:value-type="float">
            <text:p>86.8813349815</text:p>
          </table:table-cell>
          <table:table-cell table:style-name="ce1" office:value-type="float" office:value="0.0128314812475478" calcext:value-type="float">
            <text:p>0.0128314812</text:p>
          </table:table-cell>
          <table:table-cell table:number-columns-repeated="7"/>
          <table:table-cell table:style-name="ce6" office:value-type="float" office:value="0.4" calcext:value-type="float" table:number-columns-spanned="1" table:number-rows-spanned="5">
            <text:p>0.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&quot;$ &quot; &amp;MROUND([.L10];0.01) &amp; &quot; \pm &quot; &amp;MROUND([.M10];0.01)&amp; &quot; $&quot;" office:value-type="string" office:string-value="$ 86.88 \pm 0.01 $" calcext:value-type="string" table:number-columns-spanned="1" table:number-rows-spanned="5">
            <text:p>$ 86.88 \pm 0.01 $</text:p>
          </table:table-cell>
          <table:table-cell table:style-name="ce22" table:formula="of:=&quot;$ &quot; &amp;SUM([.P31:.P35]) &amp; &quot; \pm &quot; &amp;MROUND(SQRT([.P31:.P35]);1)&amp; &quot; $&quot;" office:value-type="string" office:string-value="$ 2427 \pm 3 $" calcext:value-type="string" table:number-columns-spanned="1" table:number-rows-spanned="5">
            <text:p>$ 2427 \pm 3 $</text:p>
          </table:table-cell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32.789451998352" calcext:value-type="float">
            <text:p>132.7894519984</text:p>
          </table:table-cell>
          <table:table-cell table:style-name="ce1" office:value-type="float" office:value="0.0132069371718632" calcext:value-type="float">
            <text:p>0.0132069372</text:p>
          </table:table-cell>
          <table:table-cell table:number-columns-repeated="7"/>
          <table:covered-table-cell table:style-name="ce6"/>
          <table:table-cell table:style-name="ce5" office:value-type="float" office:value="86" calcext:value-type="float">
            <text:p>86</text:p>
          </table:table-cell>
          <table:table-cell table:style-name="ce5" office:value-type="float" office:value="604" calcext:value-type="float">
            <text:p>604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76.229406919275" calcext:value-type="float">
            <text:p>176.2294069193</text:p>
          </table:table-cell>
          <table:table-cell table:style-name="ce1" office:value-type="float" office:value="0.0128354235257209" calcext:value-type="float">
            <text:p>0.0128354235</text:p>
          </table:table-cell>
          <table:table-cell table:number-columns-repeated="7"/>
          <table:covered-table-cell table:style-name="ce6"/>
          <table:table-cell table:style-name="ce5" office:value-type="float" office:value="87" calcext:value-type="float">
            <text:p>87</text:p>
          </table:table-cell>
          <table:table-cell table:style-name="ce5" office:value-type="float" office:value="1477" calcext:value-type="float">
            <text:p>1477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21.261120263591" calcext:value-type="float">
            <text:p>221.2611202636</text:p>
          </table:table-cell>
          <table:table-cell table:style-name="ce1" office:value-type="float" office:value="0.0131179686280417" calcext:value-type="float">
            <text:p>0.0131179686</text:p>
          </table:table-cell>
          <table:table-cell table:number-columns-repeated="7"/>
          <table:covered-table-cell table:style-name="ce6"/>
          <table:table-cell table:style-name="ce5" office:value-type="float" office:value="88" calcext:value-type="float">
            <text:p>88</text:p>
          </table:table-cell>
          <table:table-cell table:style-name="ce5" office:value-type="float" office:value="328" calcext:value-type="float">
            <text:p>328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3" table:number-columns-repeated="3"/>
          <table:table-cell table:number-columns-repeated="7"/>
          <table:covered-table-cell/>
          <table:table-cell table:style-name="ce5" office:value-type="float" office:value="89" calcext:value-type="float">
            <text:p>89</text:p>
          </table:table-cell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table:number-columns-repeated="3"/>
          <table:table-cell table:number-columns-repeated="7"/>
          <table:table-cell table:style-name="ce6" office:value-type="float" office:value="0.6" calcext:value-type="float" table:number-columns-spanned="1" table:number-rows-spanned="5">
            <text:p>0.6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40" calcext:value-type="float">
            <text:p>40</text:p>
          </table:table-cell>
          <table:table-cell table:style-name="ce6" table:formula="of:=&quot;$ &quot; &amp;MROUND([.L12];0.01) &amp; &quot; \pm &quot; &amp;MROUND([.M12];0.01)&amp; &quot; $&quot;" office:value-type="string" office:string-value="$ 132.79 \pm 0.01 $" calcext:value-type="string" table:number-columns-spanned="1" table:number-rows-spanned="5">
            <text:p>$ 132.79 \pm 0.01 $</text:p>
          </table:table-cell>
          <table:table-cell table:style-name="ce22" table:formula="of:=&quot;$ &quot; &amp;SUM([.P36:.P40]) &amp; &quot; \pm &quot; &amp;MROUND(SQRT([.P36:.P40]);1)&amp; &quot; $&quot;" office:value-type="string" office:string-value="$ 2427 \pm 6 $" calcext:value-type="string" table:number-columns-spanned="1" table:number-rows-spanned="5">
            <text:p>$ 2427 \pm 6 $</text:p>
          </table:table-cell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2" office:value-type="string" calcext:value-type="string">
            <text:p>Fórmula de Ajuste</text:p>
          </table:table-cell>
          <table:table-cell table:style-name="ce9" office:value-type="string" calcext:value-type="string" table:number-columns-spanned="2" table:number-rows-spanned="1">
            <text:p>V=a*c+b</text:p>
          </table:table-cell>
          <table:covered-table-cell table:style-name="ce2"/>
          <table:table-cell table:number-columns-repeated="7"/>
          <table:covered-table-cell table:style-name="ce6"/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699" calcext:value-type="float">
            <text:p>699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7" office:value-type="float" office:value="0.00447637" calcext:value-type="float">
            <text:p>4.48E-003</text:p>
          </table:table-cell>
          <table:table-cell table:style-name="ce17" office:value-type="float" office:value="0.0000004162" calcext:value-type="float">
            <text:p>4.16E-007</text:p>
          </table:table-cell>
          <table:table-cell table:number-columns-repeated="7"/>
          <table:covered-table-cell table:style-name="ce6"/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424" calcext:value-type="float">
            <text:p>142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7" office:value-type="float" office:value="0.00942801" calcext:value-type="float">
            <text:p>9.43E-003</text:p>
          </table:table-cell>
          <table:table-cell table:style-name="ce17" office:value-type="float" office:value="0.0000610476" calcext:value-type="float">
            <text:p>6.10E-005</text:p>
          </table:table-cell>
          <table:table-cell table:number-columns-repeated="7"/>
          <table:covered-table-cell table:style-name="ce6"/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260" calcext:value-type="float">
            <text:p>260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Qui ^2</text:p>
          </table:table-cell>
          <table:table-cell table:style-name="ce18" table:formula="of:=5950.01/3" office:value-type="float" office:value="1983.33666666667" calcext:value-type="float">
            <text:p>1983.3366666667</text:p>
          </table:table-cell>
          <table:table-cell table:style-name="ce1"/>
          <table:table-cell table:number-columns-repeated="7"/>
          <table:covered-table-cell/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" calcext:value-type="float">
            <text:p>4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V_620</text:p>
          </table:table-cell>
          <table:table-cell table:style-name="ce13" table:formula="of:=[.E38]*[.C5]+[.E39]" office:value-type="float" office:value="0.4859823602" calcext:value-type="float">
            <text:p>0.4859823602</text:p>
          </table:table-cell>
          <table:table-cell table:style-name="ce13" table:formula="of:=SQRT([.F38]^2*[.C5]^2+[.D5]^2*[.E38]^2+[.F39]^2)" office:value-type="float" office:value="0.000100800154993947" calcext:value-type="float">
            <text:p>0.0001008002</text:p>
          </table:table-cell>
          <table:table-cell table:number-columns-repeated="7"/>
          <table:table-cell table:style-name="ce6" office:value-type="float" office:value="0.8" calcext:value-type="float" table:number-columns-spanned="1" table:number-rows-spanned="5">
            <text:p>0.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&quot;$ &quot; &amp;MROUND([.L14];0.01) &amp; &quot; \pm &quot; &amp;MROUND([.M14];0.01)&amp; &quot; $&quot;" office:value-type="string" office:string-value="$ 176.23 \pm 0.01 $" calcext:value-type="string" table:number-columns-spanned="1" table:number-rows-spanned="5">
            <text:p>$ 176.23 \pm 0.01 $</text:p>
          </table:table-cell>
          <table:table-cell table:style-name="ce22" table:formula="of:=&quot;$ &quot; &amp;SUM([.P41:.P45]) &amp; &quot; \pm &quot; &amp;MROUND(SQRT([.P41:.P45]);1)&amp; &quot; $&quot;" office:value-type="string" office:string-value="$ 2428 \pm 2 $" calcext:value-type="string" table:number-columns-spanned="1" table:number-rows-spanned="5">
            <text:p>$ 2428 \pm 2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4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19" table:formula="of:=620/[.E41]" office:value-type="float" office:value="1275.76646968184" calcext:value-type="float" table:number-columns-spanned="1" table:number-rows-spanned="3">
            <text:p>1275.7664696818</text:p>
          </table:table-cell>
          <table:table-cell table:style-name="ce19" table:formula="of:=[.F41]*620/[.E41]^2" office:value-type="float" office:value="0.264613427176836" calcext:value-type="float" table:number-columns-spanned="1" table:number-rows-spanned="3">
            <text:p>0.2646134272</text:p>
          </table:table-cell>
          <table:table-cell table:number-columns-repeated="7"/>
          <table:covered-table-cell table:style-name="ce6"/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24" calcext:value-type="float">
            <text:p>22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"/>
          <table:table-cell table:number-columns-repeated="7"/>
          <table:covered-table-cell table:style-name="ce6"/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34" calcext:value-type="float">
            <text:p>143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3"/>
          <table:table-cell table:number-columns-repeated="7"/>
          <table:covered-table-cell table:style-name="ce6"/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735" calcext:value-type="float">
            <text:p>735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2" office:value-type="string" calcext:value-type="string">
            <text:p>E=P*V</text:p>
          </table:table-cell>
          <table:table-cell table:style-name="ce1" table:number-columns-repeated="2"/>
          <table:table-cell table:number-columns-repeated="7"/>
          <table:covered-table-cell/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9" calcext:value-type="float">
            <text:p>29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"/>
          <table:table-cell table:number-columns-repeated="7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&quot;$ &quot; &amp;MROUND([.L16];0.01) &amp; &quot; \pm &quot; &amp;MROUND([.M16];0.01)&amp; &quot; $&quot;" office:value-type="string" office:string-value="$ 221.26 \pm 0.01 $" calcext:value-type="string" table:number-columns-spanned="1" table:number-rows-spanned="5">
            <text:p>$ 221.26 \pm 0.01 $</text:p>
          </table:table-cell>
          <table:table-cell table:style-name="ce22" table:formula="of:=&quot;$ &quot; &amp;SUM([.P46:.P50]) &amp; &quot; \pm &quot; &amp;MROUND(SQRT([.P46:.P50]);1)&amp; &quot; $&quot;" office:value-type="string" office:string-value="$ 2428 \pm 1 $" calcext:value-type="string" table:number-columns-spanned="1" table:number-rows-spanned="5">
            <text:p>$ 2428 \pm 1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a'</text:p>
          </table:table-cell>
          <table:table-cell table:style-name="ce1" table:formula="of:=[.E38]*[.E42]" office:value-type="float" office:value="5.71080275188968" calcext:value-type="float">
            <text:p>5.7108027519</text:p>
          </table:table-cell>
          <table:table-cell table:style-name="ce1" table:formula="of:=SQRT([.F38]^2*[.E42]^2+[.F42]^2*[.E38]^2)" office:value-type="float" office:value="0.00129807228793926" calcext:value-type="float">
            <text:p>0.0012980723</text:p>
          </table:table-cell>
          <table:table-cell table:number-columns-repeated="7"/>
          <table:covered-table-cell table:style-name="ce6"/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29" calcext:value-type="float">
            <text:p>229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b'</text:p>
          </table:table-cell>
          <table:table-cell table:style-name="ce1" table:formula="of:=[.E39]*[.E42]" office:value-type="float" office:value="12.027939033825" calcext:value-type="float">
            <text:p>12.0279390338</text:p>
          </table:table-cell>
          <table:table-cell table:style-name="ce1" table:formula="of:=SQRT([.F39]^2*[.E42]^2+[.F42]^2*ABS([.E39])^2)" office:value-type="float" office:value="0.0779224279981706" calcext:value-type="float">
            <text:p>0.077922428</text:p>
          </table:table-cell>
          <table:table-cell table:number-columns-repeated="7"/>
          <table:covered-table-cell table:style-name="ce6"/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368" calcext:value-type="float">
            <text:p>1368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13"/>
          <table:covered-table-cell table:style-name="ce6"/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791" calcext:value-type="float">
            <text:p>791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style-name="ce1" table:number-columns-repeated="11"/>
          <table:table-cell table:number-columns-repeated="2"/>
          <table:covered-table-cell table:style-name="ce6"/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38" calcext:value-type="float">
            <text:p>38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7"/>
          <table:table-cell table:style-name="ce1" table:number-columns-repeated="8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2"/>
          <table:table-cell table:number-columns-repeated="1006"/>
        </table:table-row>
        <table:table-row table:style-name="ro2">
          <table:table-cell table:style-name="ce2"/>
          <table:table-cell table:style-name="ce1"/>
          <table:table-cell table:style-name="ce2" table:number-columns-repeated="8"/>
          <table:table-cell table:style-name="ce12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2"/>
          <table:table-cell table:number-columns-repeated="1006"/>
        </table:table-row>
        <table:table-row table:style-name="ro2">
          <table:table-cell table:style-name="ce2"/>
          <table:table-cell table:style-name="ce1" table:number-columns-repeated="10"/>
          <table:table-cell table:number-columns-repeated="1013"/>
        </table:table-row>
        <table:table-row table:style-name="ro2" table:number-rows-repeated="4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8"/>
          <table:table-cell table:style-name="ce1" table:number-columns-repeated="3"/>
          <table:table-cell table:style-name="ce8"/>
          <table:table-cell table:style-name="ce1" table:number-columns-repeated="4"/>
          <table:table-cell table:number-columns-repeated="1013"/>
        </table:table-row>
        <table:table-row table:style-name="ro2" table:number-rows-repeated="2"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8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9"/>
          <table:table-cell table:style-name="ce1" table:number-columns-repeated="8"/>
          <table:table-cell table:number-columns-repeated="1013"/>
        </table:table-row>
        <table:table-row table:style-name="ro2" table:number-rows-repeated="3">
          <table:table-cell table:style-name="ce1" table:number-columns-repeated="11"/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5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5P0"/>
    </number:currency-style>
    <number:currency-style style:name="N116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6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1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19P0"/>
    </number:currency-style>
    <number:date-style style:name="N120">
      <number:quarter number:style="long"/>
      <number:text> de </number:text>
      <number:year number:style="long"/>
    </number:date-style>
    <number:date-style style:name="N121">
      <number:quarter/>
      <number:text> de </number:text>
      <number:year/>
    </number:date-style>
    <number:date-style style:name="N122">
      <number:quarter/>
      <number:text> de </number:text>
      <number:year number:style="long"/>
    </number:date-style>
    <number:date-style style:name="N123">
      <number:day number:style="long"/>
      <number:text>/</number:text>
      <number:month number:textual="true"/>
      <number:text>/</number:text>
      <number:year/>
    </number:date-style>
    <number:date-style style:name="N124">
      <number:day number:style="long"/>
      <number:text>/</number:text>
      <number:month number:textual="true"/>
      <number:text>/</number:text>
      <number:year number:style="long"/>
    </number:date-style>
    <number:date-style style:name="N125">
      <number:month number:style="long" number:textual="true"/>
      <number:text>/</number:text>
      <number:year number:style="long"/>
    </number:date-style>
    <number:date-style style:name="N126">
      <number:month number:textual="true"/>
      <number:text>/</number:text>
      <number:year number:style="long"/>
    </number:date-style>
    <number:date-style style:name="N127">
      <number:month number:style="long" number:textual="true"/>
      <number:text>/</number:text>
      <number:year/>
    </number:date-style>
    <number:date-style style:name="N128">
      <number:month number:textual="true"/>
      <number:text>/</number:text>
      <number:year/>
    </number:date-style>
    <number:date-style style:name="N129">
      <number:day/>
      <number:text>/</number:text>
      <number:month number:style="long" number:textual="true"/>
      <number:text>/</number:text>
      <number:year number:style="long"/>
    </number:date-style>
    <number:date-style style:name="N130">
      <number:day/>
      <number:text>/</number:text>
      <number:month number:style="long" number:textual="true"/>
      <number:text>/</number:text>
      <number:year/>
    </number:date-style>
    <number:date-style style:name="N131">
      <number:month number:style="long" number:textual="true"/>
      <number:text> de </number:text>
      <number:year number:style="long"/>
    </number:date-style>
    <number:date-style style:name="N132">
      <number:month number:textual="true"/>
      <number:text> de </number:text>
      <number:year number:style="long"/>
    </number:date-style>
    <number:date-style style:name="N133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9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 style:data-style-name="N2" text:time-value="11:23:46.175889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5-12-27T12:54:02.975961212</dc:date>
    <meta:generator>LibreOffice/4.4.7.2$Linux_X86_64 LibreOffice_project/40m0$Build-2</meta:generator>
    <meta:editing-duration>PT4H53M47S</meta:editing-duration>
    <meta:editing-cycles>30</meta:editing-cycles>
    <meta:document-statistic meta:table-count="1" meta:cell-count="26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